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7549in"/>
    </style:style>
    <style:style style:name="Table2.C" style:family="table-column">
      <style:table-column-properties style:column-width="0.5in"/>
    </style:style>
    <style:style style:name="Table2.D" style:family="table-column">
      <style:table-column-properties style:column-width="0.9924in"/>
    </style:style>
    <style:style style:name="Table2.E" style:family="table-column">
      <style:table-column-properties style:column-width="0.6951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7146in" table:align="margins"/>
    </style:style>
    <style:style style:name="Table6.A" style:family="table-column">
      <style:table-column-properties style:column-width="1.3569in" style:rel-column-width="32767*"/>
    </style:style>
    <style:style style:name="Table6.B" style:family="table-column">
      <style:table-column-properties style:column-width="1.3576in" style:rel-column-width="32768*"/>
    </style:style>
    <style:style style:name="Table6.A1" style:family="table-cell">
      <style:table-cell-properties fo:padding="0.0382in" fo:border="none"/>
    </style:style>
    <style:style style:name="Table10" style:family="table">
      <style:table-properties style:width="5.4701in" table:align="margins"/>
    </style:style>
    <style:style style:name="Table10.A" style:family="table-column">
      <style:table-column-properties style:column-width="3.6229in" style:rel-column-width="43404*"/>
    </style:style>
    <style:style style:name="Table10.B" style:family="table-column">
      <style:table-column-properties style:column-width="1.8472in" style:rel-column-width="22131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0.6201in"/>
    </style:style>
    <style:style style:name="Table11.B" style:family="table-column">
      <style:table-column-properties style:column-width="2.7549in"/>
    </style:style>
    <style:style style:name="Table11.C" style:family="table-column">
      <style:table-column-properties style:column-width="0.5in"/>
    </style:style>
    <style:style style:name="Table11.D" style:family="table-column">
      <style:table-column-properties style:column-width="1in"/>
    </style:style>
    <style:style style:name="Table11.E" style:family="table-column">
      <style:table-column-properties style:column-width="0.6875in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="none"/>
    </style:style>
    <style:style style:name="Table12" style:family="table">
      <style:table-properties style:width="2.7146in" table:align="margins"/>
    </style:style>
    <style:style style:name="Table12.A" style:family="table-column">
      <style:table-column-properties style:column-width="1.3569in" style:rel-column-width="32767*"/>
    </style:style>
    <style:style style:name="Table12.B" style:family="table-column">
      <style:table-column-properties style:column-width="1.3576in" style:rel-column-width="32768*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5.4701in" table:align="margins"/>
    </style:style>
    <style:style style:name="Table9.A" style:family="table-column">
      <style:table-column-properties style:column-width="3.6229in" style:rel-column-width="43404*"/>
    </style:style>
    <style:style style:name="Table9.B" style:family="table-column">
      <style:table-column-properties style:column-width="1.8472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5625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6875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0" style:family="table-row">
      <style:table-row-properties style:min-row-height="0.5292in" fo:background-color="transparent" fo:keep-together="auto">
        <style:background-image/>
      </style:table-row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7097in" table:align="margins"/>
    </style:style>
    <style:style style:name="Table3.A" style:family="table-column">
      <style:table-column-properties style:column-width="1.3549in" style:rel-column-width="32767*"/>
    </style:style>
    <style:style style:name="Table3.B" style:family="table-column">
      <style:table-column-properties style:column-width="1.3549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Header">
      <style:paragraph-properties fo:margin-top="0.1583in" fo:margin-bottom="0.1583in" loext:contextual-spacing="false"/>
    </style:style>
    <style:style style:name="P2" style:family="paragraph" style:parent-style-name="Footer">
      <style:paragraph-properties fo:margin-top="0.0398in" fo:margin-bottom="0.0398in" loext:contextual-spacing="false"/>
      <style:text-properties style:font-name="Source Sans Pro" fo:font-size="10pt" officeooo:rsid="0020b251" officeooo:paragraph-rsid="00b663c1" style:font-size-asian="10pt" style:font-size-complex="10pt"/>
    </style:style>
    <style:style style:name="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11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12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Table_20_Contents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15" style:family="paragraph" style:parent-style-name="Table_20_Contents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986756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Source Sans Pro" fo:font-size="9pt" officeooo:paragraph-rsid="00986756" style:font-size-asian="9pt" style:font-size-complex="9pt"/>
    </style:style>
    <style:style style:name="P22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23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27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28" style:family="paragraph" style:parent-style-name="Table_20_Contents">
      <style:text-properties style:font-name="Source Sans Pro" fo:font-size="9pt" officeooo:rsid="00057f84" officeooo:paragraph-rsid="00986756" style:font-size-asian="9pt" style:font-size-complex="9pt"/>
    </style:style>
    <style:style style:name="P29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a5ee8" style:font-size-asian="9pt" style:font-size-complex="9pt"/>
    </style:style>
    <style:style style:name="P31" style:family="paragraph" style:parent-style-name="Table_20_Contents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32" style:family="paragraph" style:parent-style-name="Table_20_Contents">
      <style:text-properties style:font-name="Source Sans Pro" fo:font-size="9pt" officeooo:paragraph-rsid="00986756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716ec" style:font-size-asian="9pt" style:font-size-complex="9pt"/>
    </style:style>
    <style:style style:name="P34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35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36" style:family="paragraph" style:parent-style-name="Table_20_Contents">
      <style:paragraph-properties fo:line-height="100%"/>
      <style:text-properties style:font-name="Source Sans Pro" fo:font-size="9pt" fo:font-style="italic" officeooo:paragraph-rsid="00986756" style:font-size-asian="9pt" style:font-style-asian="italic" style:font-size-complex="9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986756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986756" style:font-size-asian="9pt" style:font-weight-asian="bold" style:font-size-complex="9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986756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986756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986756" style:font-size-asian="9pt" style:font-weight-asian="normal" style:font-size-complex="9pt" style:font-weight-complex="normal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986756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986756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1bd114" style:font-size-asian="8.5pt" style:font-weight-asian="bold" style:font-size-complex="8.5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1bd114" officeooo:paragraph-rsid="00986756" style:font-size-asian="8.5pt" style:font-weight-asian="bold" style:font-size-complex="8.5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Source Sans Pro" fo:font-size="8.5pt" fo:font-weight="bold" officeooo:rsid="008c14f8" officeooo:paragraph-rsid="008c14f8" style:font-size-asian="8.5pt" style:font-weight-asian="bold" style:font-size-complex="8.5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733322" style:font-size-asian="10.5pt" style:font-weight-asian="bold" style:font-size-complex="10.5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1718a1" style:font-size-asian="10.5pt" style:font-weight-asian="bold" style:font-size-complex="10.5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Source Sans Pro" fo:font-size="10.5pt" fo:font-weight="bold" officeooo:rsid="000f7dc7" officeooo:paragraph-rsid="00986756" style:font-size-asian="10.5pt" style:font-weight-asian="bold" style:font-size-complex="10.5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1718a1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98675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Source Sans Pro" fo:font-size="10pt" fo:font-weight="bold" officeooo:paragraph-rsid="00733322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line-height="100%" fo:text-align="center" style:justify-single-word="false"/>
      <style:text-properties officeooo:paragraph-rsid="00b4c5e9"/>
    </style:style>
    <style:style style:name="P72" style:family="paragraph" style:parent-style-name="Table_20_Contents">
      <style:paragraph-properties fo:line-height="100%" fo:text-align="center" style:justify-single-word="false"/>
      <style:text-properties officeooo:paragraph-rsid="00c15e8e"/>
    </style:style>
    <style:style style:name="P73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74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7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76" style:family="paragraph" style:parent-style-name="Standard">
      <style:paragraph-properties fo:line-height="100%" fo:text-align="start" style:justify-single-word="false"/>
      <style:text-properties style:font-name="Source Sans Pro" fo:font-size="9pt" officeooo:rsid="001bb431" officeooo:paragraph-rsid="008b7843" style:font-size-asian="9pt" style:font-size-complex="9pt"/>
    </style:style>
    <style:style style:name="P77" style:family="paragraph" style:parent-style-name="Standard">
      <style:paragraph-properties fo:line-height="100%"/>
      <style:text-properties style:font-name="Source Sans Pro" fo:font-size="9pt" officeooo:rsid="001bb431" officeooo:paragraph-rsid="008a5ee8" style:font-size-asian="9pt" style:font-size-complex="9pt"/>
    </style:style>
    <style:style style:name="P7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9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986756" style:font-size-asian="9pt" style:font-size-complex="9pt"/>
    </style:style>
    <style:style style:name="P80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1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82" style:family="paragraph" style:parent-style-name="Standard">
      <style:text-properties style:font-name="Source Sans Pro" fo:font-size="9pt" officeooo:rsid="00057f84" officeooo:paragraph-rsid="00986756" style:font-size-asian="9pt" style:font-size-complex="9pt"/>
    </style:style>
    <style:style style:name="P83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84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85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986756" style:font-size-asian="9pt" style:font-size-complex="9pt"/>
    </style:style>
    <style:style style:name="P86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87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88" style:family="paragraph" style:parent-style-name="Standard">
      <style:paragraph-properties fo:line-height="100%"/>
      <style:text-properties style:font-name="Source Sans Pro" fo:font-size="9pt" officeooo:paragraph-rsid="008a5ee8" style:font-size-asian="9pt" style:font-size-complex="9pt"/>
    </style:style>
    <style:style style:name="P89" style:family="paragraph" style:parent-style-name="Standard">
      <style:paragraph-properties fo:line-height="100%"/>
      <style:text-properties style:font-name="Source Sans Pro" fo:font-size="9pt" officeooo:paragraph-rsid="00986756" style:font-size-asian="9pt" style:font-size-complex="9pt"/>
    </style:style>
    <style:style style:name="P90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91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abcb2f" style:font-size-asian="9pt" style:font-weight-asian="normal" style:font-size-complex="9pt" style:font-weight-complex="normal"/>
    </style:style>
    <style:style style:name="P92" style:family="paragraph" style:parent-style-name="Standard">
      <style:text-properties style:font-name="Source Sans Pro" officeooo:paragraph-rsid="0062b530"/>
    </style:style>
    <style:style style:name="P93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87112b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991a4f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9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font-name="Source Sans Pro" officeooo:paragraph-rsid="00733322"/>
    </style:style>
    <style:style style:name="P10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0abcb2f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bc1349" officeooo:paragraph-rsid="00bc1349" style:font-size-asian="14pt" style:font-weight-asian="bold" style:font-size-complex="14pt" style:font-weight-complex="bold"/>
    </style:style>
    <style:style style:name="P102" style:family="paragraph" style:parent-style-name="Standard">
      <style:text-properties style:font-name="Source Sans Pro" officeooo:paragraph-rsid="00986756"/>
    </style:style>
    <style:style style:name="P103" style:family="paragraph" style:parent-style-name="Standard">
      <style:text-properties officeooo:paragraph-rsid="0062b530"/>
    </style:style>
    <style:style style:name="P10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105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106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986756" style:font-size-asian="10pt" style:font-size-complex="10pt"/>
    </style:style>
    <style:style style:name="P107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108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109" style:family="paragraph" style:parent-style-name="Table_20_Heading">
      <style:text-properties style:font-name="Source Sans Pro" fo:font-size="10pt" officeooo:rsid="0094df37" officeooo:paragraph-rsid="00986756" style:font-size-asian="10pt" style:font-size-complex="10pt"/>
    </style:style>
    <style:style style:name="P110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11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112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113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986756" style:font-size-asian="10pt" style:font-size-complex="10pt"/>
    </style:style>
    <style:style style:name="P114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115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986756" style:font-size-asian="10pt" style:font-size-complex="10pt"/>
    </style:style>
    <style:style style:name="P116" style:family="paragraph" style:parent-style-name="Table_20_Heading">
      <style:text-properties style:font-name="Source Sans Pro" fo:font-size="9.30000019073486pt" officeooo:rsid="00668041" officeooo:paragraph-rsid="00668041" style:font-size-asian="9.30000019073486pt" style:font-size-complex="9.30000019073486pt"/>
    </style:style>
    <style:style style:name="P117" style:family="paragraph" style:parent-style-name="Table_20_Heading">
      <style:text-properties style:font-name="Source Sans Pro" fo:font-size="9.30000019073486pt" fo:font-weight="bold" officeooo:rsid="00668041" officeooo:paragraph-rsid="00986756" style:font-size-asian="9.30000019073486pt" style:font-weight-asian="bold" style:font-size-complex="9.30000019073486pt" style:font-weight-complex="bold"/>
    </style:style>
    <style:style style:name="P118" style:family="paragraph" style:parent-style-name="Table_20_Heading">
      <style:text-properties style:font-name="Source Sans Pro" fo:font-size="9.30000019073486pt" fo:font-weight="bold" officeooo:rsid="00668041" officeooo:paragraph-rsid="00733322" style:font-size-asian="9.30000019073486pt" style:font-weight-asian="bold" style:font-size-complex="9.30000019073486pt" style:font-weight-complex="bold"/>
    </style:style>
    <style:style style:name="P11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120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986756" style:font-size-asian="7pt" style:font-weight-asian="bold" style:font-size-complex="7pt" style:font-weight-complex="bold"/>
    </style:style>
    <style:style style:name="P121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83755c" style:font-size-asian="7pt" style:font-weight-asian="bold" style:font-size-complex="7pt" style:font-weight-complex="bold"/>
    </style:style>
    <style:style style:name="P122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8064b5" officeooo:paragraph-rsid="00986756" style:font-size-asian="7pt" style:font-weight-asian="bold" style:font-size-complex="7pt" style:font-weight-complex="bold"/>
    </style:style>
    <style:style style:name="P123" style:family="paragraph" style:parent-style-name="Standard">
      <style:paragraph-properties fo:break-before="auto" fo:break-after="auto"/>
      <style:text-properties officeooo:paragraph-rsid="00bcea45"/>
    </style:style>
    <style:style style:name="P124" style:family="paragraph" style:parent-style-name="Standard" style:master-page-name="Standard">
      <style:paragraph-properties fo:line-height="150%" style:page-number="auto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125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Source Sans Pro" fo:font-size="10pt" fo:font-weight="normal" officeooo:rsid="001bb431" officeooo:paragraph-rsid="00986756" style:font-size-asian="10pt" style:font-weight-asian="normal" style:font-size-complex="10pt" style:font-weight-complex="normal"/>
    </style:style>
    <style:style style:name="P126" style:family="paragraph" style:parent-style-name="Standard" style:master-page-name="Standard">
      <style:paragraph-properties fo:line-height="115%" fo:text-align="start" style:justify-single-word="false" style:page-number="auto"/>
      <style:text-properties style:font-name="Source Sans Pro" fo:font-size="9pt" fo:font-weight="normal" officeooo:rsid="001bb431" officeooo:paragraph-rsid="0087112b" style:font-size-asian="9pt" style:font-weight-asian="normal" style:font-size-complex="9pt" style:font-weight-complex="normal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c716ec" officeooo:paragraph-rsid="00c967ad" style:font-size-asian="9pt" style:font-size-complex="9pt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  <style:style style:name="T11" style:family="text">
      <style:text-properties officeooo:rsid="008900f7"/>
    </style:style>
    <style:style style:name="T12" style:family="text">
      <style:text-properties officeooo:rsid="00abcb2f"/>
    </style:style>
    <style:style style:name="T13" style:family="text">
      <style:text-properties officeooo:rsid="00ad59bb"/>
    </style:style>
    <style:style style:name="T14" style:family="text">
      <style:text-properties style:font-name="Source Sans Pro" fo:font-size="9pt" style:font-size-asian="9pt" style:font-size-complex="9pt"/>
    </style:style>
    <style:style style:name="T15" style:family="text">
      <style:text-properties style:font-name="Source Sans Pro" fo:font-size="9pt" officeooo:rsid="00b854e8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<text:placeholder text:placeholder-type="text">&lt;for each="sale in objects"&gt;</text:placeholder></text:p>
      <text:p text:style-name="P73"><text:placeholder text:placeholder-type="text">&lt;if test="invoice_e == 'true'"&gt;</text:placeholder></text:p>
      <text:p text:style-name="P75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78"><text:span text:style-name="T12">C.I./RUC</text:span>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83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84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83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5"/>
          </table:table-cell>
        </table:table-row>
      </table:table>
      <text:p text:style-name="P74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4">Código</text:p>
          </table:table-cell>
          <table:table-cell table:style-name="Table2.A1" office:value-type="string">
            <text:p text:style-name="P107">Descripción</text:p>
          </table:table-cell>
          <table:table-cell table:style-name="Table2.A1" office:value-type="string">
            <text:p text:style-name="P116">Cant.</text:p>
          </table:table-cell>
          <table:table-cell table:style-name="Table2.A1" office:value-type="string">
            <text:p text:style-name="P110">P. Unit.</text:p>
          </table:table-cell>
          <table:table-cell table:style-name="Table2.A1" office:value-type="string">
            <text:p text:style-name="P111">Subt.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invoice.lines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choo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lin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86"><text:placeholder text:placeholder-type="text">&lt;if test="line.product.code"&gt;</text:placeholder> </text:p>
            <text:p text:style-name="P12"><text:placeholder text:placeholder-type="text">&lt;line.product.code[0:7]&gt;</text:placeholder> </text:p>
            <text:p text:style-name="P8"><text:placeholder text:placeholder-type="text">&lt;/if&gt;</text:placeholder></text:p>
          </table:table-cell>
          <table:table-cell table:style-name="Table2.A2" office:value-type="string">
            <text:p text:style-name="P77"><text:placeholder text:placeholder-type="text">&lt;if test="lineas &lt;= 3"&gt;</text:placeholder></text:p>
            <text:p text:style-name="P88"><text:placeholder text:placeholder-type="text">&lt;for each="line in line.product.name.split('\n')"&gt;</text:placeholder></text:p>
            <text:p text:style-name="P14"><text:placeholder text:placeholder-type="text">&lt;line&gt;</text:placeholder></text:p>
            <text:p text:style-name="P30"><text:placeholder text:placeholder-type="text">&lt;/for&gt;</text:placeholder> </text:p>
            <text:p text:style-name="P30"><text:placeholder text:placeholder-type="text">&lt;/if&gt;</text:placeholder></text:p>
            <text:p text:style-name="P76"><text:placeholder text:placeholder-type="text">&lt;if test="lineas &gt; 3"&gt;</text:placeholder></text:p>
            <text:p text:style-name="P11"><text:placeholder text:placeholder-type="text">&lt;for each="line in line.product.name[0:40]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  <text:p text:style-name="P31"><text:placeholder text:placeholder-type="text">&lt;/if&gt;</text:placeholder></text:p>
          </table:table-cell>
          <table:table-cell table:style-name="Table2.A2" office:value-type="string">
            <text:p text:style-name="P127"><text:placeholder text:placeholder-type="text">&lt;(str(line.quantity).split(".") )[0]&gt;</text:placeholder></text:p>
          </table:table-cell>
          <table:table-cell table:style-name="Table2.A2" office:value-type="string">
            <text:p text:style-name="P71"><text:span text:style-name="T15">$</text:span><text:span text:style-name="T14"><text:placeholder text:placeholder-type="text">&lt;str(line.unit_price)[0:(len(str(line.unit_price))-2)]&gt;</text:placeholder></text:span></text:p>
          </table:table-cell>
          <table:table-cell table:style-name="Table2.A2" office:value-type="string">
            <text:p text:style-name="P7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subtotal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when test="line.type == 'title'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ext:soft-page-break/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34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when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otherwise test=""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for each="line in line.description.split('\n')"&gt;</text:placeholder></text:p>
            <text:p text:style-name="P11"><text:placeholder text:placeholder-type="text">&lt;line&gt;</text:placeholder></text:p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otherwi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choose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</table:table-row>
        <table:table-row table:style-name="Table2.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1"><text:placeholder text:placeholder-type="text">&lt;/for&gt;</text:placeholder>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D18" office:value-type="string">
            <text:p text:style-name="P37">Subtotal:</text:p>
          </table:table-cell>
          <table:table-cell table:style-name="Table2.D18" office:value-type="string">
            <text:p text:style-name="P56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21">SON:</text:p>
          </table:table-cell>
          <table:table-cell table:style-name="Table2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0">Descuento:</text:p>
          </table:table-cell>
          <table:table-cell table:style-name="Table2.A2" office:value-type="string">
            <text:p text:style-name="P49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43">Subtotal <text:span text:style-name="T6">0</text:span>%:</text:p>
          </table:table-cell>
          <table:table-cell table:style-name="Table2.A2" office:value-type="string">
            <text:p text:style-name="P55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2.2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22"/>
          </table:table-cell>
          <table:table-cell table:style-name="Table2.A2" office:value-type="string">
            <text:p text:style-name="P62">Subtotal <text:span text:style-name="T6">12</text:span>%:</text:p>
          </table:table-cell>
          <table:table-cell table:style-name="Table2.A2" office:value-type="string">
            <text:p text:style-name="P50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><text:s text:c="2"/></text:p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46">IVA 12%:</text:p>
          </table:table-cell>
          <table:table-cell table:style-name="Table2.A2" office:value-type="string">
            <text:p text:style-name="P59"><text:placeholder text:placeholder-type="text">&lt;formatLang(invoice.tax_amount, invoice.party.lang, currency=invoice.currency)&gt;</text:placeholder></text:p>
          </table:table-cell>
        </table:table-row>
        <table:table-row table:style-name="Table2.1">
          <table:table-cell table:style-name="Table2.A23" office:value-type="string">
            <text:p text:style-name="P19"/>
          </table:table-cell>
          <table:table-cell table:style-name="Table2.B23" office:value-type="string">
            <text:p text:style-name="P80"/>
            <text:p text:style-name="P80"/>
            <text:p text:style-name="P80"/>
            <text:p text:style-name="P103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24">________________</text:p>
                  <text:p text:style-name="P24">Firma Autorizada </text:p>
                </table:table-cell>
                <table:table-cell table:style-name="Table6.A1" office:value-type="string">
                  <text:p text:style-name="P24">_______________</text:p>
                  <text:p text:style-name="P24"><text:s text:c="2"/>Cliente</text:p>
                </table:table-cell>
              </table:table-row>
            </table:table>
            <text:p text:style-name="P92"/>
          </table:table-cell>
          <table:table-cell table:style-name="Table2.C23" office:value-type="string">
            <text:p text:style-name="P80"/>
          </table:table-cell>
          <table:table-cell table:style-name="Table2.A2" office:value-type="string">
            <text:p text:style-name="P66">TOTAL:</text:p>
          </table:table-cell>
          <table:table-cell table:style-name="Table2.A2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90"><text:placeholder text:placeholder-type="text">&lt;/if&gt;</text:placeholder></text:p>
      <text:p text:style-name="P97"><text:placeholder text:placeholder-type="text">&lt;/if&gt;</text:placeholder></text:p>
      <text:p text:style-name="P125"><text:placeholder text:placeholder-type="text">&lt;if test="invoice_e == 'false'"&gt;</text:placeholder></text:p>
      <text:p text:style-name="P91"><text:placeholder text:placeholder-type="text">&lt;if test="sale.state == 'quotation'"&gt;</text:placeholder></text:p>
      <text:p text:style-name="P100">COTIZACIÓN</text:p>
      <text:p text:style-name="P100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9">Cliente: <text:span text:style-name="T1"><text:placeholder text:placeholder-type="text">&lt;invoice.party.name&gt;</text:placeholder></text:span></text:p>
          </table:table-cell>
          <table:table-cell table:style-name="Table10.A1" office:value-type="string">
            <text:p text:style-name="P79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10.A1" office:value-type="string">
            <text:p text:style-name="P79"><text:span text:style-name="T13">C.I./</text:span>RUC:<text:tab/><text:placeholder text:placeholder-type="text">&lt;invoice.party.vat_code&gt;</text:placeholder><text:tab/></text:p>
          </table:table-cell>
          <table:table-cell table:style-name="Table10.A1" office:value-type="string">
            <text:p text:style-name="P79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10.A1" office:value-type="string">
            <text:p text:style-name="P85"><text:span text:style-name="T2">Fecha: </text:span><text:placeholder text:placeholder-type="text">&lt;formatLang(sale.sale_date, invoice.party.lang)&gt;</text:placeholder> <text:s/></text:p>
          </table:table-cell>
          <table:table-cell table:style-name="Table10.A1" office:value-type="string">
            <text:p text:style-name="P85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10.A1" office:value-type="string">
            <text:p text:style-name="P85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10.A1" office:value-type="string">
            <text:p text:style-name="P6"/>
          </table:table-cell>
        </table:table-row>
      </table:table>
      <text:p text:style-name="P9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06">Código</text:p>
          </table:table-cell>
          <table:table-cell table:style-name="Table11.A1" office:value-type="string">
            <text:p text:style-name="P109">Descripción</text:p>
          </table:table-cell>
          <table:table-cell table:style-name="Table11.A1" office:value-type="string">
            <text:p text:style-name="P117">Cant.</text:p>
          </table:table-cell>
          <table:table-cell table:style-name="Table11.A1" office:value-type="string">
            <text:p text:style-name="P115">P. Unit.</text:p>
          </table:table-cell>
          <table:table-cell table:style-name="Table11.A1" office:value-type="string">
            <text:p text:style-name="P113">Subt.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invoice.lines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choo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lin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89"><text:placeholder text:placeholder-type="text">&lt;if test="line.product.code"&gt;</text:placeholder> </text:p>
            <text:p text:style-name="P15"><text:placeholder text:placeholder-type="text">&lt;line.product.code[0:7]&gt;</text:placeholder> </text:p>
            <text:p text:style-name="P10"><text:placeholder text:placeholder-type="text">&lt;/if&gt;</text:placeholder></text:p>
          </table:table-cell>
          <table:table-cell table:style-name="Table11.A2" office:value-type="string">
            <text:p text:style-name="P15"><text:placeholder text:placeholder-type="text">&lt;for each="line in line.product.name[0:40]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27"><text:placeholder text:placeholder-type="text">&lt;(str(line.quantity).split(".") )[0]&gt;</text:placeholder></text:p>
            <text:p text:style-name="P123"/>
          </table:table-cell>
          <table:table-cell table:style-name="Table11.A2" office:value-type="string">
            <text:p text:style-name="P72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1.A2" office:value-type="string">
            <text:p text:style-name="P10"><text:placeholder text:placeholder-type="text">&lt;formatLang(line.amount, invoice.party.lang, currency=invoice.currency)&gt;</text:placeholder></text:p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subtotal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when test="line.type == 'title'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36"><text:soft-page-break/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when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otherwise test=""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for each="line in line.description.split('\n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otherwi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choose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0"/>
          </table:table-cell>
        </table:table-row>
        <table:table-row table:style-name="Table11.2"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5"><text:placeholder text:placeholder-type="text">&lt;/for&gt;</text:placeholder></text:p>
          </table:table-cell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0"/>
          </table:table-cell>
          <table:table-cell table:style-name="Table11.A2" office:value-type="string">
            <text:p text:style-name="P18"/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D18" office:value-type="string">
            <text:p text:style-name="P39">Subtotal:</text:p>
          </table:table-cell>
          <table:table-cell table:style-name="Table11.D18" office:value-type="string">
            <text:p text:style-name="P58"><text:placeholder text:placeholder-type="text">&lt;formatLang(invoice.untaxed_amount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122">SON:</text:p>
          </table:table-cell>
          <table:table-cell table:style-name="Table11.A2" office:value-type="string">
            <text:p text:style-name="P120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2">Descuento:</text:p>
          </table:table-cell>
          <table:table-cell table:style-name="Table11.A2" office:value-type="string">
            <text:p text:style-name="P52"><text:placeholder text:placeholder-type="text">&lt;formatLang(descuento, invoice.party.lang, currency=invoice.currency)&gt;</text:placeholder></text:p>
          </table:table-cell>
        </table:table-row>
        <table:table-row table:style-name="Table11.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45">Subtotal <text:span text:style-name="T6">0</text:span>%:</text:p>
          </table:table-cell>
          <table:table-cell table:style-name="Table11.A2" office:value-type="string">
            <text:p text:style-name="P54"><text:placeholder text:placeholder-type="text">&lt;formatLang(subtotal_0, invoice.party.lang, currency=invoice.currency)&gt;</text:placeholder><text:soft-page-break/></text:p>
          </table:table-cell>
        </table:table-row>
        <table:table-row table:style-name="Table11.21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32"/>
          </table:table-cell>
          <table:table-cell table:style-name="Table11.A2" office:value-type="string">
            <text:p text:style-name="P63">Subtotal <text:span text:style-name="T6">12</text:span>%:</text:p>
          </table:table-cell>
          <table:table-cell table:style-name="Table11.A2" office:value-type="string">
            <text:p text:style-name="P52"><text:placeholder text:placeholder-type="text">&lt;formatLang(subtotal_12, invoice.party.lang, currency=invoice.currency)&gt;</text:placeholder></text:p>
          </table:table-cell>
        </table:table-row>
        <table:table-row table:style-name="Table11.22">
          <table:table-cell table:style-name="Table11.A2" office:value-type="string">
            <text:p text:style-name="P21"/>
          </table:table-cell>
          <table:table-cell table:style-name="Table11.A2" office:value-type="string">
            <text:p text:style-name="P28"><text:s text:c="2"/></text:p>
          </table:table-cell>
          <table:table-cell table:style-name="Table11.A2" office:value-type="string">
            <text:p text:style-name="P28"/>
          </table:table-cell>
          <table:table-cell table:style-name="Table11.A2" office:value-type="string">
            <text:p text:style-name="P48">IVA 12%:</text:p>
          </table:table-cell>
          <table:table-cell table:style-name="Table11.A2" office:value-type="string">
            <text:p text:style-name="P61"><text:placeholder text:placeholder-type="text">&lt;formatLang(invoice.tax_amount, invoice.party.lang, currency=invoice.currency)&gt;</text:placeholder></text:p>
          </table:table-cell>
        </table:table-row>
        <table:table-row table:style-name="Table11.1">
          <table:table-cell table:style-name="Table11.A23" office:value-type="string">
            <text:p text:style-name="P21"/>
          </table:table-cell>
          <table:table-cell table:style-name="Table11.B23" office:value-type="string">
            <text:p text:style-name="P82"/>
            <text:p text:style-name="P82"/>
            <text:p text:style-name="P82"/>
            <text:p text:style-name="P82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6">________________</text:p>
                  <text:p text:style-name="P26">Firma Autorizada </text:p>
                </table:table-cell>
                <table:table-cell table:style-name="Table12.A1" office:value-type="string">
                  <text:p text:style-name="P26">_______________</text:p>
                  <text:p text:style-name="P26"><text:s text:c="2"/>Cliente</text:p>
                </table:table-cell>
              </table:table-row>
            </table:table>
            <text:p text:style-name="P102"/>
          </table:table-cell>
          <table:table-cell table:style-name="Table11.C23" office:value-type="string">
            <text:p text:style-name="P82"/>
          </table:table-cell>
          <table:table-cell table:style-name="Table11.A2" office:value-type="string">
            <text:p text:style-name="P67">TOTAL:</text:p>
          </table:table-cell>
          <table:table-cell table:style-name="Table11.A2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95"/>
      <text:p text:style-name="P95"><text:placeholder text:placeholder-type="text">&lt;/if&gt;</text:placeholder></text:p>
      <text:p text:style-name="P126"><text:placeholder text:placeholder-type="text">&lt;if test="sale.state != 'quotation'"&gt;</text:placeholder></text:p>
      <text:p text:style-name="P101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8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78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78"><text:span text:style-name="T13">C.I./</text:span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78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83"><text:span text:style-name="T2">Fecha: </text:span><text:placeholder text:placeholder-type="text">&lt;formatLang(sale.sale_date, invoice.party.lang)&gt;</text:placeholder> <text:s/></text:p>
          </table:table-cell>
          <table:table-cell table:style-name="Table9.A1" office:value-type="string">
            <text:p text:style-name="P83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83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5"/>
          </table:table-cell>
        </table:table-row>
      </table:table>
      <text:p text:style-name="P9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5">Código</text:p>
          </table:table-cell>
          <table:table-cell table:style-name="Table1.A1" office:value-type="string">
            <text:p text:style-name="P108">Descripción</text:p>
          </table:table-cell>
          <table:table-cell table:style-name="Table1.A1" office:value-type="string">
            <text:p text:style-name="P118">Cant.</text:p>
          </table:table-cell>
          <table:table-cell table:style-name="Table1.A1" office:value-type="string">
            <text:p text:style-name="P114">P. Unit.</text:p>
          </table:table-cell>
          <table:table-cell table:style-name="Table1.A1" office:value-type="string">
            <text:p text:style-name="P112">Subt.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invoice.lines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choo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lin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7"><text:placeholder text:placeholder-type="text">&lt;if test="line.product.code"&gt;</text:placeholder> </text:p>
            <text:p text:style-name="P13"><text:placeholder text:placeholder-type="text">&lt;line.product.code[0:7]&gt;</text:placeholder> </text:p>
            <text:p text:style-name="P9"><text:placeholder text:placeholder-type="text">&lt;/if&gt;</text:placeholder></text:p>
          </table:table-cell>
          <table:table-cell table:style-name="Table1.A2" office:value-type="string">
            <text:p text:style-name="P13"><text:placeholder text:placeholder-type="text">&lt;for each="line in line.product.name[0:40]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33"><text:placeholder text:placeholder-type="text">&lt;(str(line.quantity).split(".") )[0]&gt;</text:placeholder></text:p>
          </table:table-cell>
          <table:table-cell table:style-name="Table1.A2" office:value-type="string">
            <text:p text:style-name="P72"><text:span text:style-name="T15">$</text:span><text:span text:style-name="T15"><text:placeholder text:placeholder-type="text">&lt;str(line.unit_price)[0:(len(str(line.unit_price))-2)]&gt;</text:placeholder></text:span><text:span text:style-name="T14"> </text:span></text:p>
          </table:table-cell>
          <table:table-cell table:style-name="Table1.A2" office:value-type="string">
            <text:p text:style-name="P9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subtotal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when test="line.type == 'title'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35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when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ext:soft-page-break/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otherwise test=""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for each="line in line.description.split('\n')"&gt;</text:placeholder></text:p>
            <text:p text:style-name="P13"><text:placeholder text:placeholder-type="text">&lt;line&gt;</text:placeholder></text:p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otherwi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choose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3"><text:placeholder text:placeholder-type="text">&lt;/for&gt;</text:placeholder>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D18" office:value-type="string">
            <text:p text:style-name="P38">S<text:span text:style-name="T11">ub</text:span>total:</text:p>
          </table:table-cell>
          <table:table-cell table:style-name="Table1.D18" office:value-type="string">
            <text:p text:style-name="P57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121">SON:</text:p>
          </table:table-cell>
          <table:table-cell table:style-name="Table1.A2" office:value-type="string">
            <text:p text:style-name="P119"><text:s/><text:span text:style-name="T9"><text:placeholder text:placeholder-type="text">&lt;amount2words&gt;</text:placeholder></text:span><text:span text:style-name="T9">, </text:span><text:span text:style-name="T9"><text:placeholder text:placeholder-type="text">&lt;decimales&gt;</text:placeholder></text:span><text:span text:style-name="T9"> </text:span><text:span text:style-name="T10">/100 <text:s/>DOLARES</text:span></text:p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1">Descuento:</text:p>
          </table:table-cell>
          <table:table-cell table:style-name="Table1.A2" office:value-type="string">
            <text:p text:style-name="P51"><text:placeholder text:placeholder-type="text">&lt;formatLang(descuento, invoice.party.lang, currency=invoice.currency)&gt;</text:placeholder></text:p>
          </table:table-cell>
        </table:table-row>
        <table:table-row table:style-name="Table1.20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4">Subtotal <text:span text:style-name="T6">0</text:span>%:</text:p>
          </table:table-cell>
          <table:table-cell table:style-name="Table1.A2" office:value-type="string">
            <text:p text:style-name="P53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64">Subtotal <text:span text:style-name="T6">12</text:span>%:</text:p>
          </table:table-cell>
          <table:table-cell table:style-name="Table1.A2" office:value-type="string">
            <text:p text:style-name="P51"><text:placeholder text:placeholder-type="text">&lt;formatLang(subtotal_12, invoice.party.lang, currency=invoice.currency)&gt;</text:placeholder><text:soft-page-break/></text:p>
          </table:table-cell>
        </table:table-row>
        <table:table-row table:style-name="Table1.22"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7"><text:s text:c="2"/></text:p>
          </table:table-cell>
          <table:table-cell table:style-name="Table1.A2" office:value-type="string">
            <text:p text:style-name="P27"/>
          </table:table-cell>
          <table:table-cell table:style-name="Table1.A2" office:value-type="string">
            <text:p text:style-name="P47">IVA 12%:</text:p>
          </table:table-cell>
          <table:table-cell table:style-name="Table1.A2" office:value-type="string">
            <text:p text:style-name="P60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20"/>
          </table:table-cell>
          <table:table-cell table:style-name="Table1.B23" office:value-type="string">
            <text:p text:style-name="P81"/>
            <text:p text:style-name="P81"/>
            <text:p text:style-name="P81"/>
            <text:p text:style-name="P81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25">________________</text:p>
                  <text:p text:style-name="P25">Firma Autorizada </text:p>
                </table:table-cell>
                <table:table-cell table:style-name="Table3.A1" office:value-type="string">
                  <text:p text:style-name="P25">_______________</text:p>
                  <text:p text:style-name="P25"><text:s text:c="2"/>Cliente</text:p>
                </table:table-cell>
              </table:table-row>
            </table:table>
            <text:p text:style-name="P99"/>
          </table:table-cell>
          <table:table-cell table:style-name="Table1.C23" office:value-type="string">
            <text:p text:style-name="P81"/>
          </table:table-cell>
          <table:table-cell table:style-name="Table1.A2" office:value-type="string">
            <text:p text:style-name="P65">TOTAL:</text:p>
          </table:table-cell>
          <table:table-cell table:style-name="Table1.A2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96"><text:placeholder text:placeholder-type="text">&lt;/if&gt;</text:placeholder></text:p>
      <text:p text:style-name="P94"><text:placeholder text:placeholder-type="text">&lt;/if&gt;</text:placeholder></text:p>
      <text:p text:style-name="P9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loext:graphic-properties draw:fill-image-width="0in" draw:fill-image-height="0in"/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1583in" fo:margin-bottom="0.1583in" loext:contextual-spacing="false"/>
    </style:style>
    <style:style style:name="MP2" style:family="paragraph" style:parent-style-name="Footer">
      <style:paragraph-properties fo:margin-top="0.0398in" fo:margin-bottom="0.0398in" loext:contextual-spacing="false"/>
      <style:text-properties style:font-name="Source Sans Pro" fo:font-size="10pt" officeooo:rsid="0020b251" officeooo:paragraph-rsid="00b663c1" style:font-size-asian="10pt" style:font-size-complex="10pt"/>
    </style:style>
    <style:style style:name="MP3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4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11.6902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Nodux Cía. Ltda.: (07) 2 560215 – 0999323367 – hola@nodux.ec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header>
        <text:p text:style-name="Header"/>
        <text:p text:style-name="Header"/>
        <text:p text:style-name="Header"/>
      </style:header>
      <style:footer>
        <text:p text:style-name="MP3"/>
      </style:footer>
      <style:footer-left>
        <text:p text:style-name="MP4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2H12M27S</meta:editing-duration>
    <meta:editing-cycles>40</meta:editing-cycles>
    <meta:generator>LibreOffice/5.0.2.2$Linux_X86_64 LibreOffice_project/37b43f919e4de5eeaca9b9755ed688758a8251fe</meta:generator>
    <dc:date>2016-05-11T12:31:22.493559777</dc:date>
    <meta:document-statistic meta:table-count="9" meta:image-count="0" meta:object-count="0" meta:page-count="9" meta:paragraph-count="207" meta:word-count="426" meta:character-count="5345" meta:non-whitespace-character-count="5061"/>
  </office:meta>
</office:document-meta>
</file>